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5.19">
            <text:p>25.190</text:p>
          </table:table-cell>
          <table:table-cell office:value-type="float" office:value="10">
            <text:p>10</text:p>
          </table:table-cell>
          <table:table-cell table:formula="of:=[.C3]*1.01" office:value-type="float" office:value="27.8254313391082">
            <text:p>27.8254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43.2680486523569">
            <text:p>43.2680</text:p>
          </table:table-cell>
          <table:table-cell table:style-name="ce7" office:value-type="float" office:value="24.43">
            <text:p>24.4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6.9859185237957">
            <text:p>26.9859</text:p>
          </table:table-cell>
          <table:table-cell table:style-name="ce7" office:value-type="float" office:value="24.46">
            <text:p>24.46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7.0190571875581">
            <text:p>27.0191</text:p>
          </table:table-cell>
          <table:table-cell table:style-name="ce7" office:value-type="float" office:value="24.45">
            <text:p>24.45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7.008010966304">
            <text:p>27.0080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5.19">
            <text:p>25.19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7.549932018919">
            <text:p>27.5499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42.8396521310464">
            <text:p>42.8397</text:p>
          </table:table-cell>
          <table:table-cell table:style-name="ce8" table:formula="of:=[.S2]" office:value-type="float" office:value="24.43">
            <text:p>24.4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6.7187312116789">
            <text:p>26.7187</text:p>
          </table:table-cell>
          <table:table-cell table:style-name="ce8" table:formula="of:=[.V2]" office:value-type="float" office:value="24.46">
            <text:p>24.46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7515417698595">
            <text:p>26.7515</text:p>
          </table:table-cell>
          <table:table-cell table:style-name="ce8" table:formula="of:=[.Y2]" office:value-type="float" office:value="24.45">
            <text:p>24.45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6.7406049171326">
            <text:p>26.740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5.19">
            <text:p>25.19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7.2771604147713">
            <text:p>27.2772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42.4154971594519">
            <text:p>42.4155</text:p>
          </table:table-cell>
          <table:table-cell table:style-name="ce8" table:formula="of:=[.S3]" office:value-type="float" office:value="24.43">
            <text:p>24.4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6.454189318494">
            <text:p>26.4542</text:p>
          </table:table-cell>
          <table:table-cell table:style-name="ce8" table:formula="of:=[.V3]" office:value-type="float" office:value="24.46">
            <text:p>24.46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4866750196628">
            <text:p>26.4867</text:p>
          </table:table-cell>
          <table:table-cell table:style-name="ce8" table:formula="of:=[.Y3]" office:value-type="float" office:value="24.45">
            <text:p>24.45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6.4758464526066">
            <text:p>26.4758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5.19">
            <text:p>25.19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7.0070895195756">
            <text:p>27.0071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41.9955417420316">
            <text:p>41.9955</text:p>
          </table:table-cell>
          <table:table-cell table:style-name="ce8" table:formula="of:=[.S4]" office:value-type="float" office:value="24.43">
            <text:p>24.4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6.1922666519743">
            <text:p>26.1923</text:p>
          </table:table-cell>
          <table:table-cell table:style-name="ce8" table:formula="of:=[.V4]" office:value-type="float" office:value="24.46">
            <text:p>24.46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6.2244307125375">
            <text:p>26.2244</text:p>
          </table:table-cell>
          <table:table-cell table:style-name="ce8" table:formula="of:=[.Y4]" office:value-type="float" office:value="24.45">
            <text:p>24.45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6.2137093590164">
            <text:p>26.213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5.19">
            <text:p>25.19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6.7396925936392">
            <text:p>26.7397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41.5797442990412">
            <text:p>41.5797</text:p>
          </table:table-cell>
          <table:table-cell table:style-name="ce8" table:formula="of:=[.S5]" office:value-type="float" office:value="24.43">
            <text:p>24.4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5.9329372791824">
            <text:p>25.9329</text:p>
          </table:table-cell>
          <table:table-cell table:style-name="ce8" table:formula="of:=[.V5]" office:value-type="float" office:value="24.46">
            <text:p>24.46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9647828837005">
            <text:p>25.9648</text:p>
          </table:table-cell>
          <table:table-cell table:style-name="ce8" table:formula="of:=[.Y5]" office:value-type="float" office:value="24.45">
            <text:p>24.45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5.9541676821944">
            <text:p>25.9542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5.19">
            <text:p>25.19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26.474943162019">
            <text:p>26.4749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41.168063662417">
            <text:p>41.1681</text:p>
          </table:table-cell>
          <table:table-cell table:style-name="ce8" table:formula="of:=[.S6]" office:value-type="float" office:value="24.43">
            <text:p>24.4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5.676175523943">
            <text:p>25.6762</text:p>
          </table:table-cell>
          <table:table-cell table:style-name="ce8" table:formula="of:=[.V6]" office:value-type="float" office:value="24.46">
            <text:p>24.46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707705825446">
            <text:p>25.7077</text:p>
          </table:table-cell>
          <table:table-cell table:style-name="ce8" table:formula="of:=[.Y6]" office:value-type="float" office:value="24.45">
            <text:p>24.45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5.697195724945">
            <text:p>25.6972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5.19">
            <text:p>25.19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6.2128150119">
            <text:p>26.2128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40.7604590717">
            <text:p>40.7605</text:p>
          </table:table-cell>
          <table:table-cell table:style-name="ce8" table:formula="of:=[.S7]" office:value-type="float" office:value="24.43">
            <text:p>24.4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5.4219559643">
            <text:p>25.4220</text:p>
          </table:table-cell>
          <table:table-cell table:style-name="ce8" table:formula="of:=[.V7]" office:value-type="float" office:value="24.46">
            <text:p>24.46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4531740846">
            <text:p>25.4532</text:p>
          </table:table-cell>
          <table:table-cell table:style-name="ce8" table:formula="of:=[.Y7]" office:value-type="float" office:value="24.45">
            <text:p>24.45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5.4427680445">
            <text:p>25.442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5.19">
            <text:p>25.19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5.95328219">
            <text:p>25.9533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40.35689017">
            <text:p>40.3569</text:p>
          </table:table-cell>
          <table:table-cell table:style-name="ce8" table:formula="of:=[.S8]" office:value-type="float" office:value="24.43">
            <text:p>24.4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5.17025343">
            <text:p>25.1703</text:p>
          </table:table-cell>
          <table:table-cell table:style-name="ce8" table:formula="of:=[.V8]" office:value-type="float" office:value="24.46">
            <text:p>24.46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5.20116246">
            <text:p>25.2012</text:p>
          </table:table-cell>
          <table:table-cell table:style-name="ce8" table:formula="of:=[.Y8]" office:value-type="float" office:value="24.45">
            <text:p>24.45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5.19085945">
            <text:p>25.1909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5.19">
            <text:p>25.19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25.696319">
            <text:p>25.6963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39.957317">
            <text:p>39.9573</text:p>
          </table:table-cell>
          <table:table-cell table:style-name="ce8" table:formula="of:=[.S9]" office:value-type="float" office:value="24.43">
            <text:p>24.4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4.921043">
            <text:p>24.9210</text:p>
          </table:table-cell>
          <table:table-cell table:style-name="ce8" table:formula="of:=[.V9]" office:value-type="float" office:value="24.46">
            <text:p>24.46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951646">
            <text:p>24.9516</text:p>
          </table:table-cell>
          <table:table-cell table:style-name="ce8" table:formula="of:=[.Y9]" office:value-type="float" office:value="24.45">
            <text:p>24.45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4.941445">
            <text:p>24.9414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5.19">
            <text:p>25.19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25.4419">
            <text:p>25.4419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39.5617">
            <text:p>39.5617</text:p>
          </table:table-cell>
          <table:table-cell table:style-name="ce8" table:formula="of:=[.S10]" office:value-type="float" office:value="24.43">
            <text:p>24.4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4.6743">
            <text:p>24.6743</text:p>
          </table:table-cell>
          <table:table-cell table:style-name="ce8" table:formula="of:=[.V10]" office:value-type="float" office:value="24.46">
            <text:p>24.46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7046">
            <text:p>24.7046</text:p>
          </table:table-cell>
          <table:table-cell table:style-name="ce8" table:formula="of:=[.Y10]" office:value-type="float" office:value="24.45">
            <text:p>24.45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4.6945">
            <text:p>24.6945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5.19">
            <text:p>25.19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5.19">
            <text:p>25.19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39.17">
            <text:p>39.1700</text:p>
          </table:table-cell>
          <table:table-cell table:style-name="ce8" table:formula="of:=[.S11]" office:value-type="float" office:value="24.43">
            <text:p>24.4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4.43">
            <text:p>24.4300</text:p>
          </table:table-cell>
          <table:table-cell table:style-name="ce8" table:formula="of:=[.V11]" office:value-type="float" office:value="24.46">
            <text:p>24.46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46">
            <text:p>24.4600</text:p>
          </table:table-cell>
          <table:table-cell table:style-name="ce8" table:formula="of:=[.Y11]" office:value-type="float" office:value="24.45">
            <text:p>24.45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4.45">
            <text:p>24.45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5.19">
            <text:p>25.19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4.9405940594059">
            <text:p>24.9406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39.17">
            <text:p>39.17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38.7821782178218">
            <text:p>38.7822</text:p>
          </table:table-cell>
          <table:table-cell table:style-name="ce8" table:formula="of:=[.S12]" office:value-type="float" office:value="24.43">
            <text:p>24.43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4.1881188118812">
            <text:p>24.1881</text:p>
          </table:table-cell>
          <table:table-cell table:style-name="ce8" table:formula="of:=[.V12]" office:value-type="float" office:value="24.46">
            <text:p>24.46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4.2178217821782">
            <text:p>24.2178</text:p>
          </table:table-cell>
          <table:table-cell table:style-name="ce8" table:formula="of:=[.Y12]" office:value-type="float" office:value="24.45">
            <text:p>24.45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4.2079207920792">
            <text:p>24.2079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5.19">
            <text:p>25.19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4.6936574845603">
            <text:p>24.6937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39.17">
            <text:p>39.17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38.3981962552691">
            <text:p>38.3982</text:p>
          </table:table-cell>
          <table:table-cell table:style-name="ce8" table:formula="of:=[.S13]" office:value-type="float" office:value="24.43">
            <text:p>24.43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3.9486324870111">
            <text:p>23.9486</text:p>
          </table:table-cell>
          <table:table-cell table:style-name="ce8" table:formula="of:=[.V13]" office:value-type="float" office:value="24.46">
            <text:p>24.46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9780413684933">
            <text:p>23.9780</text:p>
          </table:table-cell>
          <table:table-cell table:style-name="ce8" table:formula="of:=[.Y13]" office:value-type="float" office:value="24.45">
            <text:p>24.45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3.9682384079992">
            <text:p>23.9682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5.19">
            <text:p>25.19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4.4491658262974">
            <text:p>24.4492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38.0180160943258">
            <text:p>38.0180</text:p>
          </table:table-cell>
          <table:table-cell table:style-name="ce8" table:formula="of:=[.S14]" office:value-type="float" office:value="24.43">
            <text:p>24.4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3.7115173138724">
            <text:p>23.7115</text:p>
          </table:table-cell>
          <table:table-cell table:style-name="ce8" table:formula="of:=[.V14]" office:value-type="float" office:value="24.46">
            <text:p>24.46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7406350183102">
            <text:p>23.7406</text:p>
          </table:table-cell>
          <table:table-cell table:style-name="ce8" table:formula="of:=[.Y14]" office:value-type="float" office:value="24.45">
            <text:p>24.45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3.7309291168309">
            <text:p>23.730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5.19">
            <text:p>25.19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4.2070948775221">
            <text:p>24.2071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37.6416000933919">
            <text:p>37.6416</text:p>
          </table:table-cell>
          <table:table-cell table:style-name="ce8" table:formula="of:=[.S15]" office:value-type="float" office:value="24.43">
            <text:p>24.4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3.4767498157152">
            <text:p>23.4767</text:p>
          </table:table-cell>
          <table:table-cell table:style-name="ce8" table:formula="of:=[.V15]" office:value-type="float" office:value="24.46">
            <text:p>24.46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5055792260497">
            <text:p>23.5056</text:p>
          </table:table-cell>
          <table:table-cell table:style-name="ce8" table:formula="of:=[.Y15]" office:value-type="float" office:value="24.45">
            <text:p>24.45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3.4959694226049">
            <text:p>23.4960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5.19">
            <text:p>25.19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3.967420670814">
            <text:p>23.9674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37.2689109835563">
            <text:p>37.2689</text:p>
          </table:table-cell>
          <table:table-cell table:style-name="ce8" table:formula="of:=[.S16]" office:value-type="float" office:value="24.43">
            <text:p>24.4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3.2443067482329">
            <text:p>23.2443</text:p>
          </table:table-cell>
          <table:table-cell table:style-name="ce8" table:formula="of:=[.V16]" office:value-type="float" office:value="24.46">
            <text:p>24.46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3.2728507188611">
            <text:p>23.2729</text:p>
          </table:table-cell>
          <table:table-cell table:style-name="ce8" table:formula="of:=[.Y16]" office:value-type="float" office:value="24.45">
            <text:p>24.45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3.263336061985">
            <text:p>23.2633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5.19">
            <text:p>25.19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3.7301194760535">
            <text:p>23.7301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36.8999118649073">
            <text:p>36.8999</text:p>
          </table:table-cell>
          <table:table-cell table:style-name="ce8" table:formula="of:=[.S17]" office:value-type="float" office:value="24.43">
            <text:p>24.4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3.0141650972603">
            <text:p>23.0142</text:p>
          </table:table-cell>
          <table:table-cell table:style-name="ce8" table:formula="of:=[.V17]" office:value-type="float" office:value="24.46">
            <text:p>24.46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3.0424264543179">
            <text:p>23.0424</text:p>
          </table:table-cell>
          <table:table-cell table:style-name="ce8" table:formula="of:=[.Y17]" office:value-type="float" office:value="24.45">
            <text:p>24.45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3.0330060019654">
            <text:p>23.0330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5.19">
            <text:p>25.19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3.4951677980727">
            <text:p>23.4952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36.5345662028785">
            <text:p>36.5346</text:p>
          </table:table-cell>
          <table:table-cell table:style-name="ce8" table:formula="of:=[.S18]" office:value-type="float" office:value="24.43">
            <text:p>24.4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2.7863020764953">
            <text:p>22.7863</text:p>
          </table:table-cell>
          <table:table-cell table:style-name="ce8" table:formula="of:=[.V18]" office:value-type="float" office:value="24.46">
            <text:p>24.46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8142836181365">
            <text:p>22.8143</text:p>
          </table:table-cell>
          <table:table-cell table:style-name="ce8" table:formula="of:=[.Y18]" office:value-type="float" office:value="24.45">
            <text:p>24.45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2.8049564375895">
            <text:p>22.805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5.19">
            <text:p>25.19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3.2625423743294">
            <text:p>23.2625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36.1728378246322">
            <text:p>36.1728</text:p>
          </table:table-cell>
          <table:table-cell table:style-name="ce8" table:formula="of:=[.S19]" office:value-type="float" office:value="24.43">
            <text:p>24.4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2.5606951252429">
            <text:p>22.5607</text:p>
          </table:table-cell>
          <table:table-cell table:style-name="ce8" table:formula="of:=[.V19]" office:value-type="float" office:value="24.46">
            <text:p>24.46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5883996219174">
            <text:p>22.5884</text:p>
          </table:table-cell>
          <table:table-cell table:style-name="ce8" table:formula="of:=[.Y19]" office:value-type="float" office:value="24.45">
            <text:p>24.45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2.5791647896925">
            <text:p>22.5792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5.19">
            <text:p>25.19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3.0322201726034">
            <text:p>23.0322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35.8146909154774">
            <text:p>35.8147</text:p>
          </table:table-cell>
          <table:table-cell table:style-name="ce8" table:formula="of:=[.S20]" office:value-type="float" office:value="24.43">
            <text:p>24.4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2.3373219061811">
            <text:p>22.3373</text:p>
          </table:table-cell>
          <table:table-cell table:style-name="ce8" table:formula="of:=[.V20]" office:value-type="float" office:value="24.46">
            <text:p>24.46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3647521009083">
            <text:p>22.3648</text:p>
          </table:table-cell>
          <table:table-cell table:style-name="ce8" table:formula="of:=[.Y20]" office:value-type="float" office:value="24.45">
            <text:p>24.45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2.3556087026659">
            <text:p>22.3556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5.19">
            <text:p>25.19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2.8041783887162">
            <text:p>22.8042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35.4600900153241">
            <text:p>35.4601</text:p>
          </table:table-cell>
          <table:table-cell table:style-name="ce8" table:formula="of:=[.S21]" office:value-type="float" office:value="24.43">
            <text:p>24.4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2.1161603031496">
            <text:p>22.1162</text:p>
          </table:table-cell>
          <table:table-cell table:style-name="ce8" table:formula="of:=[.V21]" office:value-type="float" office:value="24.46">
            <text:p>24.46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2.1433189117904">
            <text:p>22.1433</text:p>
          </table:table-cell>
          <table:table-cell table:style-name="ce8" table:formula="of:=[.Y21]" office:value-type="float" office:value="24.45">
            <text:p>24.45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2.1342660422434">
            <text:p>22.134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.731">
            <text:p>2.731</text:p>
          </table:table-cell>
          <table:table-cell office:value-type="float" office:value="10">
            <text:p>10</text:p>
          </table:table-cell>
          <table:table-cell table:formula="of:=[.C26]*1.01" office:value-type="float" office:value="3.016723024498">
            <text:p>3.0167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7.844">
            <text:p>7.844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66465595172549">
            <text:p>8.6647</text:p>
          </table:table-cell>
          <table:table-cell table:style-name="ce7" office:value-type="float" office:value="2.691">
            <text:p>2.691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97253813948155">
            <text:p>2.9725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2.731">
            <text:p>2.731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2.98685447970099">
            <text:p>2.9869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7.844">
            <text:p>7.844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57886727893613">
            <text:p>8.5789</text:p>
          </table:table-cell>
          <table:table-cell table:style-name="ce8" table:formula="of:=[.Y25]" office:value-type="float" office:value="2.691">
            <text:p>2.691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94310706879362">
            <text:p>2.9431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2.731">
            <text:p>2.731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2.95728166307029">
            <text:p>2.9573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7.844">
            <text:p>7.844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49392799894666">
            <text:p>8.4939</text:p>
          </table:table-cell>
          <table:table-cell table:style-name="ce8" table:formula="of:=[.Y26]" office:value-type="float" office:value="2.691">
            <text:p>2.691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91396739484516">
            <text:p>2.914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2.731">
            <text:p>2.731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2.92800164660424">
            <text:p>2.9280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7.844">
            <text:p>7.844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0982970192739">
            <text:p>8.4098</text:p>
          </table:table-cell>
          <table:table-cell table:style-name="ce8" table:formula="of:=[.Y27]" office:value-type="float" office:value="2.691">
            <text:p>2.691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88511623251996">
            <text:p>2.885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2.731">
            <text:p>2.731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2.89901153129133">
            <text:p>2.8990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7.844">
            <text:p>7.844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2656406131425">
            <text:p>8.3266</text:p>
          </table:table-cell>
          <table:table-cell table:style-name="ce8" table:formula="of:=[.Y28]" office:value-type="float" office:value="2.691">
            <text:p>2.691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85655072526729">
            <text:p>2.8566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2.731">
            <text:p>2.731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2.8703084468231">
            <text:p>2.8703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7.844">
            <text:p>7.844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441228329844">
            <text:p>8.2441</text:p>
          </table:table-cell>
          <table:table-cell table:style-name="ce8" table:formula="of:=[.Y29]" office:value-type="float" office:value="2.691">
            <text:p>2.691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8282680448191">
            <text:p>2.8283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2.731">
            <text:p>2.731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2.84188955131">
            <text:p>2.8419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7.844">
            <text:p>7.844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16249785444">
            <text:p>8.1625</text:p>
          </table:table-cell>
          <table:table-cell table:style-name="ce8" table:formula="of:=[.Y30]" office:value-type="float" office:value="2.691">
            <text:p>2.691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80026539091">
            <text:p>2.8003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2.731">
            <text:p>2.731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2.813752031">
            <text:p>2.813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7.844">
            <text:p>7.844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081681044">
            <text:p>8.0817</text:p>
          </table:table-cell>
          <table:table-cell table:style-name="ce8" table:formula="of:=[.Y31]" office:value-type="float" office:value="2.691">
            <text:p>2.691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772539991">
            <text:p>2.7725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2.731">
            <text:p>2.731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2.7858931">
            <text:p>2.7859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7.844">
            <text:p>7.844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016644">
            <text:p>8.0017</text:p>
          </table:table-cell>
          <table:table-cell table:style-name="ce8" table:formula="of:=[.Y32]" office:value-type="float" office:value="2.691">
            <text:p>2.691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7450891">
            <text:p>2.745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2.731">
            <text:p>2.731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2.75831">
            <text:p>2.7583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7.844">
            <text:p>7.844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2244">
            <text:p>7.9224</text:p>
          </table:table-cell>
          <table:table-cell table:style-name="ce8" table:formula="of:=[.Y33]" office:value-type="float" office:value="2.691">
            <text:p>2.691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71791">
            <text:p>2.7179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2.731">
            <text:p>2.731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2.731">
            <text:p>2.731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7.844">
            <text:p>7.844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44">
            <text:p>7.8440</text:p>
          </table:table-cell>
          <table:table-cell table:style-name="ce8" table:formula="of:=[.Y34]" office:value-type="float" office:value="2.691">
            <text:p>2.691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691">
            <text:p>2.691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2.731">
            <text:p>2.731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2.7039603960396">
            <text:p>2.7040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7.844">
            <text:p>7.844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76633663366337">
            <text:p>7.7663</text:p>
          </table:table-cell>
          <table:table-cell table:style-name="ce8" table:formula="of:=[.Y35]" office:value-type="float" office:value="2.691">
            <text:p>2.691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66435643564356">
            <text:p>2.6644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2.731">
            <text:p>2.731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2.6771885109303">
            <text:p>2.6772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7.844">
            <text:p>7.844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68944221154789">
            <text:p>7.6894</text:p>
          </table:table-cell>
          <table:table-cell table:style-name="ce8" table:formula="of:=[.Y36]" office:value-type="float" office:value="2.691">
            <text:p>2.691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63797666895402">
            <text:p>2.6380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2.731">
            <text:p>2.731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2.6506816939904">
            <text:p>2.6507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7.844">
            <text:p>7.844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1330912034444">
            <text:p>7.6133</text:p>
          </table:table-cell>
          <table:table-cell table:style-name="ce8" table:formula="of:=[.Y37]" office:value-type="float" office:value="2.691">
            <text:p>2.691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61185808807329">
            <text:p>2.6119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2.731">
            <text:p>2.731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2.62443732078257">
            <text:p>2.6244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7.844">
            <text:p>7.844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3792982212321">
            <text:p>7.5379</text:p>
          </table:table-cell>
          <table:table-cell table:style-name="ce8" table:formula="of:=[.Y38]" office:value-type="float" office:value="2.691">
            <text:p>2.691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58599810700326">
            <text:p>2.5860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2.731">
            <text:p>2.731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2.59845279285403">
            <text:p>2.5985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7.844">
            <text:p>7.844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46329685358734">
            <text:p>7.4633</text:p>
          </table:table-cell>
          <table:table-cell table:style-name="ce8" table:formula="of:=[.Y39]" office:value-type="float" office:value="2.691">
            <text:p>2.691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56039416534976">
            <text:p>2.5604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2.731">
            <text:p>2.731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2.57272553747924">
            <text:p>2.5727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7.844">
            <text:p>7.844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389402825334">
            <text:p>7.3894</text:p>
          </table:table-cell>
          <table:table-cell table:style-name="ce8" table:formula="of:=[.Y40]" office:value-type="float" office:value="2.691">
            <text:p>2.691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53504372806907">
            <text:p>2.5350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2.731">
            <text:p>2.731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2.54725300740519">
            <text:p>2.5473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7.844">
            <text:p>7.844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1624042112277">
            <text:p>7.3162</text:p>
          </table:table-cell>
          <table:table-cell table:style-name="ce8" table:formula="of:=[.Y41]" office:value-type="float" office:value="2.691">
            <text:p>2.691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5099442852169">
            <text:p>2.5099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2.731">
            <text:p>2.731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2.52203268059919">
            <text:p>2.5220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7.844">
            <text:p>7.844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4380239715126">
            <text:p>7.2438</text:p>
          </table:table-cell>
          <table:table-cell table:style-name="ce8" table:formula="of:=[.Y42]" office:value-type="float" office:value="2.691">
            <text:p>2.691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4850933516999">
            <text:p>2.4851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2.731">
            <text:p>2.731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2.4970620599992">
            <text:p>2.4971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7.844">
            <text:p>7.844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17208158133788">
            <text:p>7.1721</text:p>
          </table:table-cell>
          <table:table-cell table:style-name="ce8" table:formula="of:=[.Y43]" office:value-type="float" office:value="2.691">
            <text:p>2.691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46048846702961">
            <text:p>2.4605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2.731">
            <text:p>2.731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2.47233867326654">
            <text:p>2.4723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7.844">
            <text:p>7.844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0107087261176">
            <text:p>7.1011</text:p>
          </table:table-cell>
          <table:table-cell table:style-name="ce8" table:formula="of:=[.Y44]" office:value-type="float" office:value="2.691">
            <text:p>2.691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43612719507882">
            <text:p>2.436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048018">
            <text:p>1048018</text:p>
          </table:table-cell>
          <table:table-cell/>
          <table:table-cell table:style-name="ce15"/>
          <table:table-cell table:style-name="ce5" office:value-type="float" office:value="2031527">
            <text:p>2031527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24.82">
            <text:p>24.82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27.4167211527061">
            <text:p>27.416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24.82">
            <text:p>24.82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27.1452684680258">
            <text:p>27.1453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24.82">
            <text:p>24.82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26.876503433689">
            <text:p>26.876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24.82">
            <text:p>24.82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26.610399439296">
            <text:p>26.610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24.82">
            <text:p>24.82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26.3469301379168">
            <text:p>26.3469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24.82">
            <text:p>24.82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26.086069443482">
            <text:p>26.0861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24.82">
            <text:p>24.82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25.8277915282">
            <text:p>25.827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24.82">
            <text:p>24.82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25.57207082">
            <text:p>25.5721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24.82">
            <text:p>24.82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25.318882">
            <text:p>25.3189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24.82">
            <text:p>24.82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25.0682">
            <text:p>25.0682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24.82">
            <text:p>24.82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24.82">
            <text:p>24.82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24.82">
            <text:p>24.82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24.5742574257426">
            <text:p>24.5743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24.82">
            <text:p>24.82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24.3309479462798">
            <text:p>24.3309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24.82">
            <text:p>24.82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4.0900474715641">
            <text:p>24.0900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24.82">
            <text:p>24.82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3.8515321500635">
            <text:p>23.851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24.82">
            <text:p>24.82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3.6153783663995">
            <text:p>23.6154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24.82">
            <text:p>24.82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3.3815627390094">
            <text:p>23.381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24.82">
            <text:p>24.82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3.1500621178311">
            <text:p>23.150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24.82">
            <text:p>24.82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2.920853582011">
            <text:p>22.920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24.82">
            <text:p>24.82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2.6939144376346">
            <text:p>22.6939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24.82">
            <text:p>24.82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2.4692222154798">
            <text:p>22.469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015／07／21</text:date>, <text:time>18:23:2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21T18:23:24.39</dc:date>
    <meta:editing-duration>P61DT7H49M2S</meta:editing-duration>
    <meta:editing-cycles>210</meta:editing-cycles>
    <meta:generator>OpenOffice/4.1.1$Win32 OpenOffice.org_project/411m6$Build-9775</meta:generator>
    <meta:document-statistic meta:table-count="9" meta:cell-count="4993" meta:object-count="0"/>
  </office:meta>
</office:document-meta>
</file>